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912b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adb0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1adb02" style:font-size-asian="15pt" style:font-size-complex="15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adb02" fo:background-color="#ffd8ce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5pt" fo:letter-spacing="normal" fo:font-style="normal" fo:font-weight="normal" officeooo:rsid="000b6f33" officeooo:paragraph-rsid="001adb02" fo:background-color="transparent" style:font-size-asian="15pt" style:font-weight-asian="bold" style:font-size-complex="15pt" style:font-weight-complex="bold"/>
    </style:style>
    <style:style style:name="P8" style:family="paragraph" style:parent-style-name="Обычный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rsid="000b6f33" officeooo:paragraph-rsid="001912bb" fo:background-color="#ffd8ce" style:font-size-asian="20pt" style:font-style-asian="normal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sans-serif" fo:font-size="14.25pt"/>
    </style:style>
    <style:style style:name="P11" style:family="paragraph" style:parent-style-name="Text_20_body">
      <style:paragraph-properties fo:text-align="start" style:justify-single-word="false"/>
      <style:text-properties style:font-name="sans-serif" fo:font-size="14.25pt" officeooo:rsid="001adb02" officeooo:paragraph-rsid="001adb02"/>
    </style:style>
    <style:style style:name="P12" style:family="paragraph" style:parent-style-name="Text_20_body">
      <style:paragraph-properties fo:text-align="start" style:justify-single-word="false"/>
      <style:text-properties style:font-name="sans-serif" fo:font-size="12pt" officeooo:rsid="001adb02" officeooo:paragraph-rsid="001adb02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officeooo:paragraph-rsid="001c7c31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start" style:justify-single-word="false"/>
      <style:text-properties style:font-name="Times New Roman1" fo:font-size="14pt" officeooo:rsid="001e2030" officeooo:paragraph-rsid="001e2030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Times New Roman1" fo:font-size="11pt" officeooo:rsid="001e2030" officeooo:paragraph-rsid="001e2030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officeooo:rsid="002116c5" officeooo:paragraph-rsid="002116c5"/>
    </style:style>
    <style:style style:name="P19" style:family="paragraph" style:parent-style-name="Text_20_body">
      <style:paragraph-properties fo:text-align="start" style:justify-single-word="false"/>
      <style:text-properties officeooo:rsid="002266bb" officeooo:paragraph-rsid="002266bb"/>
    </style:style>
    <style:style style:name="P20" style:family="paragraph" style:parent-style-name="Text_20_body">
      <style:paragraph-properties fo:text-align="start" style:justify-single-word="false"/>
      <style:text-properties fo:color="#650953" fo:font-weight="bold" officeooo:rsid="002266bb" officeooo:paragraph-rsid="002266bb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officeooo:rsid="0023d084" officeooo:paragraph-rsid="0023d084"/>
    </style:style>
    <style:style style:name="P22" style:family="paragraph" style:parent-style-name="Text_20_body">
      <style:paragraph-properties fo:text-align="start" style:justify-single-word="false"/>
      <style:text-properties officeooo:rsid="0025080b" officeooo:paragraph-rsid="0025080b"/>
    </style:style>
    <style:style style:name="P2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55215b" style:font-name="sans-serif" fo:font-size="14.25pt" fo:font-weight="bold" officeooo:rsid="001adb02" officeooo:paragraph-rsid="001adb02" style:font-weight-asian="bold" style:font-weight-complex="bold"/>
    </style:style>
    <style:style style:name="P2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55215b" style:font-name="sans-serif" fo:font-size="14.25pt" fo:font-weight="bold" officeooo:rsid="002116c5" officeooo:paragraph-rsid="002116c5" style:font-weight-asian="bold" style:font-weight-complex="bold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e102d" style:font-name="Times New Roman1" fo:font-size="11pt" fo:font-weight="bold" officeooo:rsid="001e2030" officeooo:paragraph-rsid="001e2030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e102d" style:font-name="Times New Roman1" fo:font-size="11pt" fo:font-weight="bold" officeooo:rsid="002116c5" officeooo:paragraph-rsid="002116c5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81d32" fo:font-size="14pt" fo:font-weight="bold" officeooo:rsid="002116c5" officeooo:paragraph-rsid="002116c5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3pt" fo:font-weight="bold" officeooo:rsid="0025080b" officeooo:paragraph-rsid="0025080b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4pt" fo:font-weight="bold" officeooo:rsid="002116c5" officeooo:paragraph-rsid="002116c5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4pt" fo:font-weight="bold" officeooo:rsid="002266bb" officeooo:paragraph-rsid="002266bb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1.251cm" fo:margin-right="0cm" fo:margin-top="0cm" fo:margin-bottom="0.046cm" loext:contextual-spacing="false" fo:text-align="start" style:justify-single-word="false" fo:text-indent="0cm" style:auto-text-indent="false"/>
      <style:text-properties fo:color="#650953" fo:font-size="14pt" fo:font-weight="bold" officeooo:rsid="0023d084" officeooo:paragraph-rsid="0023d084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.046cm" loext:contextual-spacing="false" fo:text-align="start" style:justify-single-word="false"/>
      <style:text-properties officeooo:rsid="0023d084" officeooo:paragraph-rsid="0023d084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1">
      <style:paragraph-properties fo:text-align="center" style:justify-single-word="false" fo:break-before="page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" fo:font-size="15pt" fo:letter-spacing="normal" fo:font-style="normal" fo:font-weight="normal" officeooo:paragraph-rsid="001912bb" style:font-size-asian="15pt" style:font-size-complex="15pt"/>
    </style:style>
    <style:style style:name="P36" style:family="paragraph" style:parent-style-name="Text_20_body">
      <style:paragraph-properties fo:text-align="start" style:justify-single-word="false"/>
      <style:text-properties officeooo:rsid="002266bb" officeooo:paragraph-rsid="002b8ec5"/>
    </style:style>
    <style:style style:name="P37" style:family="paragraph" style:parent-style-name="Text_20_body">
      <style:paragraph-properties fo:text-align="start" style:justify-single-word="false"/>
      <style:text-properties officeooo:rsid="002b8ec5" officeooo:paragraph-rsid="002b8ec5"/>
    </style:style>
    <style:style style:name="P38" style:family="paragraph" style:parent-style-name="Text_20_body">
      <style:paragraph-properties fo:text-align="start" style:justify-single-word="false"/>
      <style:text-properties fo:color="#127622" fo:font-size="15pt" officeooo:rsid="002266bb" officeooo:paragraph-rsid="002266bb" style:font-size-asian="15pt" style:font-size-complex="15pt"/>
    </style:style>
    <style:style style:name="P39" style:family="paragraph" style:parent-style-name="Text_20_body">
      <style:paragraph-properties fo:text-align="start" style:justify-single-word="false"/>
      <style:text-properties fo:color="#127622" fo:font-size="15pt" officeooo:rsid="002266bb" officeooo:paragraph-rsid="002b8ec5" style:font-size-asian="15pt" style:font-size-complex="15pt"/>
    </style:style>
    <style:style style:name="P40" style:family="paragraph" style:parent-style-name="Text_20_body">
      <style:paragraph-properties fo:text-align="start" style:justify-single-word="false"/>
      <style:text-properties fo:color="#127622" fo:font-size="15pt" officeooo:rsid="002b8ec5" officeooo:paragraph-rsid="002b8ec5" style:font-size-asian="15pt" style:font-size-complex="15pt"/>
    </style:style>
    <style:style style:name="P41" style:family="paragraph" style:parent-style-name="Text_20_body">
      <style:paragraph-properties fo:text-align="start" style:justify-single-word="false"/>
      <style:text-properties officeooo:rsid="002ce36a" officeooo:paragraph-rsid="002ce36a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paragraph-properties fo:text-align="start" style:justify-single-word="false"/>
      <style:text-properties fo:color="#650953" fo:font-size="15pt" fo:font-weight="bold" officeooo:rsid="002ce36a" officeooo:paragraph-rsid="002ce36a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2ce36a" officeooo:paragraph-rsid="002ce36a" style:font-weight-asian="bold" style:font-weight-complex="bold"/>
    </style:style>
    <style:style style:name="P4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127622" style:font-name="sans-serif" fo:font-size="14.25pt" fo:font-weight="normal" officeooo:rsid="001adb02" officeooo:paragraph-rsid="001adb02" style:font-weight-asian="normal" style:font-weight-complex="normal"/>
    </style:style>
    <style:style style:name="P4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3pt" fo:font-weight="bold" officeooo:rsid="0025080b" officeooo:paragraph-rsid="0025080b" style:font-size-asian="13pt" style:font-weight-asian="bold" style:font-size-complex="13pt" style:font-weight-complex="bold"/>
    </style:style>
    <style:style style:name="P4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3pt" fo:font-weight="bold" officeooo:rsid="002e4426" officeooo:paragraph-rsid="002e4426" fo:background-color="#ffff00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margin-left="1.251cm" fo:margin-right="0cm" fo:margin-top="0cm" fo:margin-bottom="0.046cm" loext:contextual-spacing="false" fo:text-align="start" style:justify-single-word="false" fo:text-indent="0cm" style:auto-text-indent="false"/>
      <style:text-properties fo:color="#650953" fo:font-size="14pt" fo:font-weight="bold" officeooo:rsid="0023d084" officeooo:paragraph-rsid="0023d084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127622" style:font-name="sans-serif" fo:font-size="14.25pt" fo:font-weight="normal" officeooo:rsid="0029f5da" officeooo:paragraph-rsid="0029f5da" style:font-weight-asian="normal" style:font-weight-complex="normal"/>
    </style:style>
    <style:style style:name="P50" style:family="paragraph" style:parent-style-name="Text_20_body">
      <style:paragraph-properties fo:margin-left="0cm" fo:margin-right="0cm" fo:margin-top="0cm" fo:margin-bottom="0.046cm" loext:contextual-spacing="false" fo:text-align="start" style:justify-single-word="false" fo:text-indent="0cm" style:auto-text-indent="false"/>
      <style:text-properties fo:color="#650953" fo:font-size="14pt" fo:font-weight="bold" officeooo:rsid="0023d084" officeooo:paragraph-rsid="0023d084" style:font-size-asian="14pt" style:font-weight-asian="bold" style:font-size-complex="14pt" style:font-weight-complex="bold"/>
    </style:style>
    <style:style style:name="T1" style:family="text">
      <style:text-properties officeooo:rsid="001adb02"/>
    </style:style>
    <style:style style:name="T2" style:family="text">
      <style:text-properties officeooo:rsid="000ca874"/>
    </style:style>
    <style:style style:name="T3" style:family="text">
      <style:text-properties officeooo:rsid="000b6f33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12pt" officeooo:rsid="001adb02" style:font-size-asian="12pt" style:font-size-complex="12pt"/>
    </style:style>
    <style:style style:name="T6" style:family="text">
      <style:text-properties style:font-name="sans-serif" fo:font-size="13pt" officeooo:rsid="001adb02" style:font-size-asian="13pt" style:font-size-complex="13pt"/>
    </style:style>
    <style:style style:name="T7" style:family="text">
      <style:text-properties fo:color="#158466" officeooo:rsid="001c7c31"/>
    </style:style>
    <style:style style:name="T8" style:family="text">
      <style:text-properties fo:color="#069a2e"/>
    </style:style>
    <style:style style:name="T9" style:family="text">
      <style:text-properties fo:color="#069a2e" officeooo:rsid="001fc580"/>
    </style:style>
    <style:style style:name="T10" style:family="text">
      <style:text-properties officeooo:rsid="002116c5"/>
    </style:style>
    <style:style style:name="T11" style:family="text">
      <style:text-properties fo:background-color="#ffff00" loext:char-shading-value="0"/>
    </style:style>
    <style:style style:name="T12" style:family="text">
      <style:text-properties fo:color="#00a933"/>
    </style:style>
    <style:style style:name="T13" style:family="text">
      <style:text-properties fo:color="#00a933" fo:background-color="transparent" loext:char-shading-value="0"/>
    </style:style>
    <style:style style:name="T14" style:family="text">
      <style:text-properties officeooo:rsid="002266bb"/>
    </style:style>
    <style:style style:name="T15" style:family="text">
      <style:text-properties officeooo:rsid="00297e2e"/>
    </style:style>
    <style:style style:name="T16" style:family="text">
      <style:text-properties officeooo:rsid="002b8ec5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Algos-ICT/lab2-kegly/edit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Algos-ICT/lab2-kegly/delete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Algos-ICT/lab2-kegly/edit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Algos-ICT/lab2-kegly/delete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Санкт-Петербургский Национальный Исследовательский Университет Информационных технологий, механики и оптики</text:p>
      <text:p text:style-name="P1">факультет ИКТ</text:p>
      <text:p text:style-name="P1">1 курс</text:p>
      <text:p text:style-name="P1"/>
      <text:p text:style-name="P1"/>
      <text:p text:style-name="P1"/>
      <text:p text:style-name="P1"/>
      <text:p text:style-name="P1"/>
      <text:p text:style-name="P9">Лабораторная работа №<text:span text:style-name="T1">2</text:span></text:p>
      <text:p text:style-name="P8">Сортировка вставками, выбором, пузырьковая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<text:span text:style-name="T2">П</text:span>одготовила: Коркина Анна Михайловна</text:p>
      <text:p text:style-name="P2"><text:span text:style-name="T2">Г</text:span>руппа: К3120</text:p>
      <text:p text:style-name="P2"><text:span text:style-name="T2">Г</text:span>ород: Санкт-Петербург</text:p>
      <text:p text:style-name="P2"><text:span text:style-name="T2">Д</text:span>ата выполнения: 12.09.21</text:p>
      <text:p text:style-name="P3"><text:span text:style-name="T2">П</text:span><text:span text:style-name="T3">реподаватель: </text:span>Харьковская</text:p>
      <text:p text:style-name="P7">Татьяна Александровна</text:p>
      <text:p text:style-name="P6"/>
      <text:h text:style-name="P33" text:outline-level="1">1 задача. Сортировка вставкой</text:h>
      <text:p text:style-name="P10"/>
      <text:p text:style-name="P14"><text:span text:style-name="T6">Задание:</text:span><text:span text:style-name="T5"> </text:span></text:p>
      <text:p text:style-name="P14"><text:span text:style-name="T4">Используя код процедуры Insertion-sort, напишите программу и проверьте сортировку массива</text:span> <text:span text:style-name="T4">A</text:span> <text:span text:style-name="T4">=</text:span> <text:span text:style-name="T4">{31,</text:span> <text:span text:style-name="T4">41,</text:span> <text:span text:style-name="T4">59,</text:span> <text:span text:style-name="T4">26,</text:span> <text:span text:style-name="T4">41,</text:span> <text:span text:style-name="T4">58}.</text:span></text:p>
      <text:p text:style-name="P12">Код:</text:p>
      <text:p text:style-name="P11"><text:s/></text:p>
      <text:p text:style-name="P23"><text:bookmark-start text:name="__DdeLink__595_2980595833"/>f=open('input.txt')</text:p>
      <text:p text:style-name="P23">line1=f.readline() <text:span text:style-name="T7">#считываем количество чисел</text:span></text:p>
      <text:p text:style-name="P23">line2=f.readline() <text:span text:style-name="T7">#считываем числа</text:span></text:p>
      <text:p text:style-name="P23">a=list(map(int, line2.split()))</text:p>
      <text:p text:style-name="P23">for i in range(1,len(a)):</text:p>
      <text:p text:style-name="P23"><text:s text:c="4"/>for k in range(i,0,-1):</text:p>
      <text:p text:style-name="P23"><text:s text:c="8"/>if a[k-1]&gt;a[k]:</text:p>
      <text:p text:style-name="P23"><text:s text:c="12"/>a[k], a[k-1] = a[k-1], a[k]</text:p>
      <text:p text:style-name="P23">file=open('output.txt', 'w')</text:p>
      <text:p text:style-name="P23">for i in a:</text:p>
      <text:p text:style-name="P23"><text:s text:c="4"/>file.write(str(i)+' ')</text:p>
      <text:p text:style-name="P24">file.close()<text:bookmark-end text:name="__DdeLink__595_2980595833"/></text:p>
      <text:p text:style-name="P23"/>
      <text:p text:style-name="P45">* <text:span text:style-name="T15">в наихудшем случае ( убывающий массив из 1000 элементов начиная с 10**9) : 0,2037 сек</text:span></text:p>
      <text:p text:style-name="P49"><text:tab/>в среднем ( половина убывающая , половина нет) : <text:s/><text:tab/>0,<text:span text:style-name="T16">1022 сек</text:span></text:p>
      <text:p text:style-name="P23"/>
      <text:p text:style-name="P23"/>
      <text:h text:style-name="P33" text:outline-level="1"><text:soft-page-break/>2 задача. Сортировка вставкой +</text:h>
      <text:p text:style-name="P15"/>
      <text:p text:style-name="P15"/>
      <text:p text:style-name="P16">Задание: Измените процедуру Insertion-sort для сортировки таким образом, чтобы в выходном файле отображалось в первой строке n чисел, которые обозначают новый индекс элемента массива после обработки.</text:p>
      <text:p text:style-name="P16">Код:</text:p>
      <text:p text:style-name="P17"><text:s text:c="2"/></text:p>
      <text:p text:style-name="P25">f=open('input.txt')</text:p>
      <text:p text:style-name="P25">line=f.readline()</text:p>
      <text:p text:style-name="P25">l=[1] <text:span text:style-name="T9"># список номеров элементов после перестановки (первый жлемент остается на месте)</text:span></text:p>
      <text:p text:style-name="P25">last=0 <text:span text:style-name="T9"># индекс элемента после конечной перестановки</text:span></text:p>
      <text:p text:style-name="P25">count=0 <text:span text:style-name="T8">#считаем количество перестановок одного числа</text:span></text:p>
      <text:p text:style-name="P25">a=list(map(int, line.split()))</text:p>
      <text:p text:style-name="P25">for i in range(1,len(a)):</text:p>
      <text:p text:style-name="P25"><text:s text:c="4"/>for k in range(i,0,-1):</text:p>
      <text:p text:style-name="P25"><text:s text:c="8"/>if a[k-1]&gt;a[k]:</text:p>
      <text:p text:style-name="P25"><text:s text:c="12"/>a[k], a[k-1] = a[k-1], a[k]</text:p>
      <text:p text:style-name="P25"><text:s text:c="12"/>last=k <text:span text:style-name="T8"># запомниться последний индекс после перестановок</text:span></text:p>
      <text:p text:style-name="P25"><text:s text:c="12"/>count+=1</text:p>
      <text:p text:style-name="P25"><text:s text:c="4"/>if count==0: <text:s/><text:span text:style-name="T8"># если число осталось на месте запоминаем его изначальный номер</text:span></text:p>
      <text:p text:style-name="P25"><text:s text:c="8"/>l+=[i+1] <text:span text:style-name="T9"># номер больше индекса на единицу</text:span></text:p>
      <text:p text:style-name="P25"><text:s text:c="4"/>else: <text:span text:style-name="T8"># иначе <text:s/></text:span><text:span text:style-name="T9">записываем </text:span><text:span text:style-name="T8">номер после последней перестановки</text:span></text:p>
      <text:p text:style-name="P25"><text:s text:c="8"/>l+=[last]</text:p>
      <text:p text:style-name="P25"><text:s text:c="4"/>count=0</text:p>
      <text:p text:style-name="P25">file=open('output.txt', 'w')</text:p>
      <text:p text:style-name="P25">for i in l:</text:p>
      <text:p text:style-name="P25"><text:s text:c="4"/>file.write(str(i)+' ')</text:p>
      <text:p text:style-name="P26">file.close()</text:p>
      <text:p text:style-name="P25"/>
      <text:h text:style-name="P34" text:outline-level="1">3 задача. Сортировка вставкой по убыванию</text:h>
      <text:p text:style-name="P15"/>
      <text:p text:style-name="P18">Задание: Перепишите процедуру Insertion-sort для сортировки в невозрастающем порядке вместо неубывающего с использованием процедуры Swap.</text:p>
      <text:p text:style-name="P18">Код:</text:p>
      <text:p text:style-name="P27"/>
      <text:p text:style-name="P27">f=open('input.txt')</text:p>
      <text:p text:style-name="P27">line1=f.readline()</text:p>
      <text:p text:style-name="P27">line2=f.readline()</text:p>
      <text:p text:style-name="P27">a=list(map(int, line2.split()))</text:p>
      <text:p text:style-name="P27">for i in range(1,len(a)):</text:p>
      <text:p text:style-name="P27"><text:s text:c="4"/>for k in range(i,0,-1):</text:p>
      <text:p text:style-name="P27"><text:s text:c="8"/>if a[k-1] <text:span text:style-name="T11">&lt; </text:span>a[k]: <text:s/><text:span text:style-name="T13">#единственное отличие от кода 1 задачи</text:span></text:p>
      <text:p text:style-name="P27"><text:s text:c="12"/>a[k], a[k-1] = a[k-1], a[k]</text:p>
      <text:p text:style-name="P27">file=open('output.txt', 'w')</text:p>
      <text:p text:style-name="P27">for i in a:</text:p>
      <text:p text:style-name="P27"><text:s text:c="4"/>file.write(str(i)+' ')</text:p>
      <text:p text:style-name="P27">file.close(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h text:style-name="P33" text:outline-level="1">4 задача. Линейный поиск</text:h>
      <text:p text:style-name="P15"/>
      <text:p text:style-name="P13"><text:span text:style-name="T10">Задание : <text:s/></text:span>Напишите код линейного поиска, при работе которого выполняется скани-</text:p>
      <text:p text:style-name="P13">рование последовательности в поисках значения V .</text:p>
      <text:p text:style-name="P13">• Если число встречается несколько раз, то выведите, сколько раз встречается</text:p>
      <text:p text:style-name="P13">число и все индексы i через запятую. <text:span text:style-name="T10">Если не встречается : -1 .</text:span></text:p>
      <text:p text:style-name="P18">Код : </text:p>
      <text:p text:style-name="P29">file=open('input.txt')</text:p>
      <text:p text:style-name="P29">line=file.readline()</text:p>
      <text:p text:style-name="P29">a=list(map(int, line.split())) </text:p>
      <text:p text:style-name="P29">V=int(file.readline()) <text:span text:style-name="T12"># число которое надо найти</text:span></text:p>
      <text:p text:style-name="P29">result=list() <text:span text:style-name="T12"># список нужных индексов</text:span></text:p>
      <text:p text:style-name="P29">f=open('output.txt', 'w')</text:p>
      <text:p text:style-name="P29">for i in range(len(a)):</text:p>
      <text:p text:style-name="P29"><text:s text:c="4"/>if a[i]==V:</text:p>
      <text:p text:style-name="P29"><text:s text:c="8"/>result+=[i]</text:p>
      <text:p text:style-name="P29">if(len(result)==0): <text:span text:style-name="T12"># если не нашлось V</text:span></text:p>
      <text:p text:style-name="P29"><text:s text:c="4"/>f.write('-1')</text:p>
      <text:p text:style-name="P29">else:</text:p>
      <text:p text:style-name="P29"><text:s text:c="4"/>f.write(str(len(result))+'\n') <text:span text:style-name="T12">#количество V в списке</text:span></text:p>
      <text:p text:style-name="P29"><text:s text:c="4"/>for i in result:</text:p>
      <text:p text:style-name="P29"><text:s text:c="8"/>f.write(str(i)+',')<text:span text:style-name="T12"> #сами индексы</text:span></text:p>
      <text:p text:style-name="P29"><text:s text:c="2"/><text:span text:style-name="T14">f.close()</text:span></text:p>
      <text:p text:style-name="P29"/>
      <text:p text:style-name="P29"/>
      <text:h text:style-name="P33" text:outline-level="1"><text:soft-page-break/>5 задача. Сортировка выбором.</text:h>
      <text:p text:style-name="P15"/>
      <text:p text:style-name="P19">Задание: Рассмотрим сортировку элементов массива , которая выполняется следующим образом. Сначала определяется наименьший элемент массива , который ставится на место элемента A[1]. Затем производится поиск второго наименьшего элемента массива A, который ставится на место элемента A[2]. Этот процесс продолжается для первых n − 1 элементов массива A. Напишите код этого алгоритма, также известного как сортировка выбором</text:p>
      <text:p text:style-name="P19">Код:</text:p>
      <text:p text:style-name="P19"/>
      <text:p text:style-name="P20"><text:bookmark-start text:name="__DdeLink__597_2980595833"/>file=open('input.txt')</text:p>
      <text:p text:style-name="P20">line=file.readline()</text:p>
      <text:p text:style-name="P20">A=list(map(int,line.split()))</text:p>
      <text:p text:style-name="P20">for i in range(len(A)-1):</text:p>
      <text:p text:style-name="P20"><text:s text:c="4"/>for k in range(i+1, len(A)):</text:p>
      <text:p text:style-name="P20"><text:s text:c="8"/>if A[k]&lt;A[i]:</text:p>
      <text:p text:style-name="P20"><text:s text:c="12"/>A[k], A[i] = A[i], A[k]</text:p>
      <text:p text:style-name="P20">f=open('output.txt', 'w')</text:p>
      <text:p text:style-name="P20">for i in A:</text:p>
      <text:p text:style-name="P20"><text:s text:c="4"/>f.write(str(i)+' ')</text:p>
      <text:p text:style-name="P20">f.close()</text:p>
      <text:p text:style-name="P38"><text:bookmark-end text:name="__DdeLink__597_2980595833"/></text:p>
      <text:p text:style-name="P38">* <text:span text:style-name="T16">в наихудшем случае : 0.00015 сек</text:span></text:p>
      <text:p text:style-name="P40">в среднем : 0.00012 сек<text:tab/></text:p>
      <text:p text:style-name="P38"/>
      <text:p text:style-name="P37">алгоритм работает в 1000 раз быстрее сортировки вставкой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h text:style-name="P33" text:outline-level="1">6 задача. Пузырьковая сортировка</text:h>
      <text:p text:style-name="P19"/>
      <text:p text:style-name="P19">Код: </text:p>
      <text:p text:style-name="P30"><text:bookmark-start text:name="__DdeLink__599_2980595833"/>file=open('input.txt')</text:p>
      <text:p text:style-name="P30">line=file.readline()</text:p>
      <text:p text:style-name="P30">a=list(map(int,line.split()))</text:p>
      <text:p text:style-name="P30">for i in range(len(a)):</text:p>
      <text:p text:style-name="P30"><text:s text:c="4"/>for k in range(len(a)-i-1):</text:p>
      <text:p text:style-name="P30"><text:s text:c="8"/>if a[k]&gt;a[k+1]:</text:p>
      <text:p text:style-name="P30"><text:s text:c="12"/>a[k], a[k+1] = a[k+1], a[k]</text:p>
      <text:p text:style-name="P30">f=open('output.txt', 'w')</text:p>
      <text:p text:style-name="P30">for i in a:</text:p>
      <text:p text:style-name="P30"><text:s text:c="4"/>f.write(str(i)+' ')</text:p>
      <text:p text:style-name="P30">f.close()</text:p>
      <text:p text:style-name="P19"><text:bookmark-end text:name="__DdeLink__599_2980595833"/></text:p>
      <text:p text:style-name="P19"/>
      <text:p text:style-name="P39">* <text:span text:style-name="T16">в наихудшем случае : 0.0002сек</text:span></text:p>
      <text:p text:style-name="P40">в среднем : 0.0003 сек<text:tab/></text:p>
      <text:p text:style-name="P37">алгоритм работает в 1000 раз быстрее сортировки вставкой</text:p>
      <text:p text:style-name="P36"/>
      <text:p text:style-name="P41"/>
      <text:p text:style-name="P41"/>
      <text:p text:style-name="P41"/>
      <text:p text:style-name="P41"/>
      <text:p text:style-name="P44"><text:soft-page-break/></text:p>
      <text:p text:style-name="P44">доказательство :</text:p>
      <text:p text:style-name="P43">flag=1</text:p>
      <text:p text:style-name="P43">for i in range(1,len(a)):</text:p>
      <text:p text:style-name="P43"><text:s text:c="4"/>if a[i-1]&gt;a[i]:</text:p>
      <text:p text:style-name="P43"><text:s text:c="8"/>flag=0</text:p>
      <text:p text:style-name="P43"><text:s text:c="8"/>break</text:p>
      <text:p text:style-name="P43">if flag==1:</text:p>
      <text:p text:style-name="P43"><text:s text:c="4"/>print('all is ok')</text:p>
      <text:p text:style-name="P43">else:</text:p>
      <text:p text:style-name="P43"><text:s text:c="4"/>print('error'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3" text:outline-level="1"/>
      <text:h text:style-name="P33" text:outline-level="1"/>
      <text:h text:style-name="P33" text:outline-level="1"/>
      <text:h text:style-name="P33" text:outline-level="1"/>
      <text:p text:style-name="P15"/>
      <text:p text:style-name="P15"/>
      <text:p text:style-name="P15"/>
      <text:h text:style-name="P33" text:outline-level="1"><text:soft-page-break/>7 задача. Знакомство с жителями Сортлэнда</text:h>
      <text:p text:style-name="P15"/>
      <text:p text:style-name="P32">Задача: Владелец графства Сортлэнд, граф Бабблсортер, решил познакомиться со сво-</text:p>
      <text:p text:style-name="P32">ими подданными. Число жителей в графстве нечетно и составляет n, где n может</text:p>
      <text:p text:style-name="P32">быть достаточно велико, поэтому граф решил ограничиться знакомством с тремя</text:p>
      <text:p text:style-name="P32">представителями народонаселения: с самым бедным жителем, с жителем, облада-</text:p>
      <text:p text:style-name="P32">ющим средним достатком, и с самым богатым жителем.</text:p>
      <text:p text:style-name="P32">Согласно традициям Сортлэнда, считается, что житель обладает средним до-</text:p>
      <text:p text:style-name="P32">статком, если при сортировке жителей по сумме денежных сбережений он оказы-</text:p>
      <text:p text:style-name="P32">вается ровно посередине. Известно, что каждый житель графства имеет уникаль-</text:p>
      <text:p text:style-name="P32">ный идентификационный номер, значение которого расположено в границах от</text:p>
      <text:p text:style-name="P32">единицы до n. Информация о размере денежных накоплений жителей хранится в</text:p>
      <text:p text:style-name="P32">массиве M таким образом, что сумма денежных накоплений жителя, обладающего</text:p>
      <text:p text:style-name="P32">идентификационным номером i, содержится в ячейке M[i]. Помогите секретарю</text:p>
      <text:p text:style-name="P32">графа мистеру Свопу вычислить идентификационные номера жителей, которые будут приглашены на встречу с графом.</text:p>
      <text:p text:style-name="P32">Код :</text:p>
      <text:p text:style-name="P32"/>
      <text:p text:style-name="P31">file=open('input.txt')</text:p>
      <text:p text:style-name="P31">line=file.readline()</text:p>
      <text:p text:style-name="P31">a=list(map(int,line.split()))</text:p>
      <text:p text:style-name="P31">b=sorted(list(a)) <text:span text:style-name="T12"># хранит отсортированный переданный список</text:span></text:p>
      <text:p text:style-name="P31"/>
      <text:p text:style-name="P31">f=open('output.txt', 'w')</text:p>
      <text:p text:style-name="P31"/>
      <text:p text:style-name="P31">f.write(str(a.index(min(b))+1)+' ') <text:s/><text:span text:style-name="T12">#индекс наименьшего значения ...</text:span></text:p>
      <text:p text:style-name="P31">f.write(str(a.index(b[len(a)//2])+1)+ ' ') <text:span text:style-name="T12"># среднего</text:span></text:p>
      <text:p text:style-name="P31">f.write(str(a.index(max(b))+1)) <text:span text:style-name="T12"># максимального</text:span></text:p>
      <text:p text:style-name="P50"><text:s/><text:tab/>f.close()</text:p>
      <text:p text:style-name="P31"/>
      <text:h text:style-name="P33" text:outline-level="1"><text:s text:c="3"/>9 задача. Сложение двоичных чисел</text:h>
      <text:p text:style-name="P15"/>
      <text:p text:style-name="P21">Задание : Расмотрим задачу сложения двух n-битовых двоичных целых чисел, хранящихся в n-элементных массивах A и B. Сумму этих двух чисел необходимо занести в двоичной форме в (n + 1) - элементный массив C. Напишите скрипт для сложения этих двух чисел.</text:p>
      <text:p text:style-name="P22"><text:soft-page-break/>Код: </text:p>
      <text:p text:style-name="P22"><text:s text:c="2"/></text:p>
      <text:p text:style-name="P28">f=open('input.txt')</text:p>
      <text:p text:style-name="P28">a, b = input().split() <text:span text:style-name="T8"># считали два двоичных числа</text:span></text:p>
      <text:p text:style-name="P28">arr1=[]+a <text:span text:style-name="T8"># занесли первое число в n-битовый массив</text:span></text:p>
      <text:p text:style-name="P28">arr2=[]+b <text:span text:style-name="T8"># анесли второе число в n-битовый массив</text:span></text:p>
      <text:p text:style-name="P28">v1=' '</text:p>
      <text:p text:style-name="P28">v2=' '</text:p>
      <text:p text:style-name="P28">for i in arr1: <text:span text:style-name="T8"><text:s/># обратно создаем 2 строки с двочными числами</text:span></text:p>
      <text:p text:style-name="P28"><text:s text:c="4"/>v1+=arr1[i]</text:p>
      <text:p text:style-name="P28">for i in arr2:</text:p>
      <text:p text:style-name="P28"><text:s text:c="4"/>v2+=arr2[i]</text:p>
      <text:p text:style-name="P28">sum=int(v1,2)+int(v2,2)</text:p>
      <text:p text:style-name="P28">sum=bin(sum) <text:span text:style-name="T8"># перевели сумму в двоичную СС</text:span></text:p>
      <text:p text:style-name="P28">sum=sum[2:len(sum)] <text:span text:style-name="T8">#убрали префикс 0b с помощью среза</text:span></text:p>
      <text:p text:style-name="P28">l=list()</text:p>
      <text:p text:style-name="P28">l+=sum <text:span text:style-name="T8">#занесли сумму в (n-1)-элементный масссив</text:span></text:p>
      <text:p text:style-name="P28">file=open('output.txt', 'w')</text:p>
      <text:p text:style-name="P28">file.write(sum)</text:p>
      <text:p text:style-name="P28">file.close()</text:p>
      <text:p text:style-name="P28"/>
      <text:p text:style-name="P28"/>
      <text:p text:style-name="P47">#линейная сложност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бычный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Обычный" style:default-outline-level=""/>
    <style:style style:name="Объект_20_без_20_заливки_20_и_20_линий" style:display-name="Объект без заливки и линий" style:family="paragraph" style:parent-style-name="Обычны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Gliederung_20_1" style:display-name="master-page4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Gliederung_20_2" style:display-name="master-page45~LT~Gliederung 2" style:family="paragraph" style:parent-style-name="master-page4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_7e_LT_7e_Gliederung_20_3" style:display-name="master-page45~LT~Gliederung 3" style:family="paragraph" style:parent-style-name="master-page4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_7e_LT_7e_Gliederung_20_4" style:display-name="master-page45~LT~Gliederung 4" style:family="paragraph" style:parent-style-name="master-page4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5" style:display-name="master-page45~LT~Gliederung 5" style:family="paragraph" style:parent-style-name="master-page4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6" style:display-name="master-page45~LT~Gliederung 6" style:family="paragraph" style:parent-style-name="master-page4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7" style:display-name="master-page45~LT~Gliederung 7" style:family="paragraph" style:parent-style-name="master-page4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8" style:display-name="master-page45~LT~Gliederung 8" style:family="paragraph" style:parent-style-name="master-page4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9" style:display-name="master-page45~LT~Gliederung 9" style:family="paragraph" style:parent-style-name="master-page4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Titel" style:display-name="master-page4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Untertitel" style:display-name="master-page4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Notizen" style:display-name="master-page4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Hintergrundobjekte" style:display-name="master-page4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Hintergrund" style:display-name="master-page4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1:18:33.455270236</meta:creation-date>
    <dc:date>2021-10-06T21:56:47.891911509</dc:date>
    <meta:editing-duration>PT48M9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0" meta:paragraph-count="182" meta:word-count="862" meta:character-count="6759" meta:non-whitespace-character-count="5788"/>
  </office:meta>
</office:document-meta>
</file>